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mbria" svg:font-family="Cambria"/>
    <style:font-face style:name="Helvetica" svg:font-family="Helvetica"/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Cambria" fo:font-size="48.0pt"/>
    </style:style>
    <style:style style:name="P4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24.0pt"/>
    </style:style>
    <style:style style:name="P5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/>
    </style:style>
    <style:style style:name="P6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4.0pt"/>
    </style:style>
    <style:style style:name="P7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4.0pt"/>
    </style:style>
    <style:style style:name="P8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/>
    </style:style>
    <style:style style:name="P9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36.0pt"/>
    </style:style>
    <style:style style:name="P10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24.0pt"/>
    </style:style>
    <style:style style:name="P1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18.0pt" fo:color="#434343" fo:background-color="#ffffff"/>
    </style:style>
    <style:style style:name="P1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 fo:color="#262626" fo:background-color="#ffffff"/>
    </style:style>
    <style:style style:name="P13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36.0pt" fo:color="#434343" fo:background-color="#ffffff"/>
    </style:style>
    <style:style style:name="P14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14.0pt" fo:color="#434343" fo:background-color="#ffffff"/>
    </style:style>
    <style:style style:name="P15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24.0pt" fo:color="#434343" fo:background-color="#ffffff"/>
    </style:style>
    <style:style style:name="T1" style:family="text">
      <style:text-properties style:font-name="Helvetica" fo:font-size="12.0pt" fo:font-size-asian="12.0pt" fo:font-size-complex="12.0pt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style:font-name="Helvetica"/>
    </style:style>
    <style:style style:name="T4" style:family="text">
      <style:text-properties fo:font-size="14.0pt" fo:font-size-asian="14.0pt" fo:font-size-complex="14.0pt"/>
    </style:style>
    <style:style style:name="T5" style:family="text">
      <style:text-properties style:text-underline-style="solid"/>
    </style:style>
    <style:style style:name="T6" style:family="text">
      <style:text-properties fo:font-size="24.0pt" fo:font-size-asian="24.0pt" fo:font-size-complex="24.0pt" style:text-underline-style="solid"/>
    </style:style>
    <style:style style:name="T7" style:family="text">
      <style:text-properties fo:font-size="36.0pt" fo:font-size-asian="36.0pt" fo:font-size-complex="36.0pt" style:text-underline-style="solid"/>
    </style:style>
    <style:style style:name="T8" style:family="text">
      <style:text-properties fo:font-size="18.0pt" fo:font-size-asian="18.0pt" fo:font-size-complex="18.0pt"/>
    </style:style>
    <style:style style:name="T9" style:family="text">
      <style:text-properties fo:font-size="18.0pt" fo:font-size-asian="18.0pt" fo:font-size-complex="18.0pt" style:text-underline-style="solid"/>
    </style:style>
    <style:style style:name="T10" style:family="text">
      <style:text-properties style:font-name="Helvetica" fo:color="#000000"/>
    </style:style>
    <style:style style:name="T11" style:family="text">
      <style:text-properties fo:letter-spacing="0.0000in"/>
    </style:style>
    <style:style style:name="T12" style:family="text">
      <style:text-properties fo:font-size="24.0pt" fo:font-size-asian="24.0pt" fo:font-size-complex="24.0pt" style:text-underline-style="solid" fo:letter-spacing="0.0000in"/>
    </style:style>
    <style:style style:name="T13" style:family="text">
      <style:text-properties style:text-underline-style="solid" fo:letter-spacing="0.0000in"/>
    </style:style>
    <style:style style:name="T14" style:family="text">
      <style:text-properties fo:font-size="24.0pt" fo:font-size-asian="24.0pt" fo:font-size-complex="24.0pt" fo:letter-spacing="0.0000in"/>
    </style:style>
    <style:style style:name="T15" style:family="text">
      <style:text-properties style:font-name="Helvetica Neue" fo:letter-spacing="0.0000in" fo:color="#434343"/>
    </style:style>
    <style:style style:name="T16" style:family="text">
      <style:text-properties fo:letter-spacing="0.0000in" fo:color="#434343"/>
    </style:style>
    <style:style style:name="T17" style:family="text">
      <style:text-properties fo:font-size="18.0pt" fo:font-size-asian="18.0pt" fo:font-size-complex="18.0pt" fo:letter-spacing="0.0000in"/>
    </style:style>
    <style:style style:name="T18" style:family="text">
      <style:text-properties fo:font-size="18.0pt" fo:font-size-asian="18.0pt" fo:font-size-complex="18.0pt"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<text:span text:style-name="T1"><text:s text:c="5"/><text:tab/></text:span><text:span text:style-name="T2">Dmitriy Tashmuratov</text:span><text:span text:style-name="T3">.</text:span></text:p>
      <text:p text:style-name="P4"/>
      <text:p text:style-name="P5"><text:span text:style-name="T4"><text:tab/><text:s/></text:span><text:s/>1440 Gateview ct. <text:s text:c="6"/>San Francisco 94130 <text:s text:c="5"/>347-462-5856 <text:s text:c="4"/>tashmuratovd@gmail.com</text:p>
      <text:p text:style-name="P6"/>
      <text:p text:style-name="P6"><text:span text:style-name="T5">————————————————————————————————————————————————————————————————————————————————— <text:s text:c="3"/></text:span></text:p>
      <text:p text:style-name="P6"/>
      <text:p text:style-name="P7"><text:span text:style-name="T5"><text:s text:c="16"/></text:span><text:span text:style-name="T6"><text:s/></text:span><text:span text:style-name="T7">My Skills</text:span></text:p>
      <text:p text:style-name="P8"><text:span text:style-name="T6"><text:s text:c="21"/></text:span><text:span text:style-name="T5"><text:s/></text:span>HTML5_________________BootStrap_______________JQuery______________ <text:s/>Git <text:s text:c="11"/></text:p>
      <text:p text:style-name="P8"><text:s text:c="29"/>CSS3__________________PhotoShop_______________ParticlesJS___________Codepan</text:p>
      <text:p text:style-name="P8"><text:s text:c="29"/>JavaScript______________WordPress_______________GitHub_______________React.js</text:p>
      <text:p text:style-name="P8"/>
      <text:p text:style-name="P8"/>
      <text:p text:style-name="P8"/>
      <text:p text:style-name="P9"><text:span text:style-name="T8"><text:s/><text:tab/><text:s text:c="4"/></text:span><text:span text:style-name="T9"><text:s/></text:span><text:span text:style-name="T5">Professional Experience </text:span></text:p>
      <text:p text:style-name="P10"><text:span text:style-name="T9"><text:s text:c="4"/></text:span><text:span text:style-name="T5"><text:s text:c="19"/></text:span></text:p>
      <text:p text:style-name="P8"><text:span text:style-name="T6"><text:s text:c="22"/>Volk Electric Inc</text:span><text:span text:style-name="T5"><text:s text:c="18"/></text:span>Electrician 2017-2018 </text:p>
      <text:p text:style-name="P11"><text:span text:style-name="T10"><text:s text:c="31"/></text:span><text:span text:style-name="T11">Installing and maintaining the electrical devices in commercial buildings</text:span></text:p>
      <text:p text:style-name="P11"><text:span text:style-name="T10"><text:s text:c="31"/></text:span><text:span text:style-name="T11">including the conduits of tubing or pipe.</text:span></text:p>
      <text:p text:style-name="P11"/>
      <text:p text:style-name="P11"/>
      <text:p text:style-name="P11"><text:span text:style-name="T11"><text:s text:c="28"/></text:span><text:span text:style-name="T12">Armored Group <text:s text:c="17"/></text:span><text:span text:style-name="T11">Armoring Vehicles 2016-2017</text:span></text:p>
      <text:p text:style-name="P11"><text:span text:style-name="T11"><text:s text:c="30"/>Engineering, designing, building finest bullet proof protection for</text:span></text:p>
      <text:p text:style-name="P11"><text:span text:style-name="T11"><text:s text:c="30"/>personal protection, cash in transit and military vehicles.</text:span></text:p>
      <text:p text:style-name="P11"><text:span text:style-name="T11"><text:s text:c="33"/>Detroit. MI</text:span></text:p>
      <text:p text:style-name="P11"/>
      <text:p text:style-name="P11"/>
      <text:p text:style-name="P11"><text:span text:style-name="T11"><text:s text:c="26"/></text:span><text:span text:style-name="T13"><text:s text:c="2"/></text:span><text:span text:style-name="T12">Streit USA Armoring</text:span><text:span text:style-name="T14">__________</text:span><text:span text:style-name="T11">Armoring Vehicles 2014-2015</text:span></text:p>
      <text:p text:style-name="P12"><text:span text:style-name="T15"><text:s text:c="29"/></text:span><text:span text:style-name="T16"><text:s/></text:span><text:span text:style-name="T11">Prepare vehicles for the most hostile environments and to ensure they meet </text:span></text:p>
      <text:p text:style-name="P12"><text:span text:style-name="T11"><text:s text:c="30"/>the highest standards of safety, vehicles extreme ballistics testing. </text:span></text:p>
      <text:p text:style-name="P12"><text:span text:style-name="T11"><text:s text:c="34"/>Charleston. SC</text:span></text:p>
      <text:p text:style-name="P11"/>
      <text:p text:style-name="P11"/>
      <text:p text:style-name="P11"/>
      <text:p text:style-name="P13"><text:span text:style-name="T17"><text:s text:c="10"/></text:span><text:span text:style-name="T11"><text:s text:c="2"/></text:span><text:span text:style-name="T13">Education <text:s text:c="9"/></text:span></text:p>
      <text:p text:style-name="P14"><text:span text:style-name="T13"><text:s text:c="33"/></text:span></text:p>
      <text:p text:style-name="P14"><text:span text:style-name="T13"><text:s text:c="37"/></text:span><text:span text:style-name="T12">Udemy <text:s text:c="14"/></text:span><text:span text:style-name="T17">2017-present</text:span></text:p>
      <text:p text:style-name="P11"/>
      <text:p text:style-name="P11"><text:span text:style-name="T11"><text:s text:c="28"/></text:span><text:span text:style-name="T12">Codify Academy <text:s text:c="13"/></text:span><text:span text:style-name="T11">2017-2018</text:span></text:p>
      <text:p text:style-name="P15"><text:span text:style-name="T13"><text:s text:c="21"/></text:span></text:p>
      <text:p text:style-name="P15"><text:span text:style-name="T13"><text:s text:c="21"/>Spanish-American Institute <text:s text:c="10"/></text:span><text:span text:style-name="T18">2012-2014</text:span></text:p>
      <text:p text:style-name="P11"/>
      <text:p text:style-name="P11"><text:span text:style-name="T13"><text:s text:c="28"/></text:span><text:span text:style-name="T12">New York General Consalting <text:s text:c="6"/></text:span><text:span text:style-name="T13">2011-2012</text:span></text:p>
      <text:p text:style-name="P11"/>
      <text:p text:style-name="P11"><text:span text:style-name="T13"><text:s text:c="28"/></text:span><text:span text:style-name="T12">Academy of Foreign Languages <text:s text:c="2"/></text:span><text:span text:style-name="T13">2004-2008</text:span></text:p>
      <text:p text:style-name="P11"/>
      <text:p text:style-name="P11"/>
      <text:p text:style-name="P11"/>
      <text:p text:style-name="P11"/>
      <text:p text:style-name="P11"/>
      <text:p text:style-name="P11"><text:span text:style-name="T13"><text:s text:c="12"/>Website:</text:span></text:p>
      <text:p text:style-name="P11"><text:span text:style-name="T13"><text:s text:c="12"/>Github: </text:span><text:span text:style-name="T11"><text:s text:c="2"/>github.com/DmitriyTash</text:span></text:p>
      <text:p text:style-name="P11"><text:span text:style-name="T13"><text:s text:c="12"/>CodePan: <text:s/></text:span><text:span text:style-name="T11">codepen.io/tashmuratov</text:span></text:p>
      <text:p text:style-name="P11"><text:span text:style-name="T13"><text:s text:c="12"/></text:span></text:p>
      <text:p text:style-name="P15"><text:span text:style-name="T13"><text:s/></text:span></text:p>
      <text:p text:style-name="P15"><text:span text:style-name="T13"><text:s text:c="21"/></text:span></text:p>
      <text:p text:style-name="P11"/>
      <text:p text:style-name="P15"><text:span text:style-name="T11"><text:s text:c="2"/></text:span></text:p>
      <text:p text:style-name="P6"/>
      <text:p text:style-name="P6"><text:span text:style-name="T5"><text:s text:c="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